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1a826a6" officeooo:paragraph-rsid="01a826a6" style:font-size-asian="15pt" style:font-size-complex="15pt"/>
    </style:style>
    <style:style style:name="P6" style:family="paragraph" style:parent-style-name="Preformatted_20_Text">
      <style:paragraph-properties fo:text-align="center" style:justify-single-word="false"/>
      <style:text-properties fo:font-size="15pt" officeooo:rsid="01bb652e" officeooo:paragraph-rsid="01bb652e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477b94" officeooo:paragraph-rsid="017dd4f5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0477b94" officeooo:paragraph-rsid="01c5ebf0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130ae34" officeooo:paragraph-rsid="01ec91a4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1ecc088" officeooo:paragraph-rsid="01ecc088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1ed8031" officeooo:paragraph-rsid="01ed8031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officeooo:rsid="01c57d5d" officeooo:paragraph-rsid="01c99c9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officeooo:rsid="0092f360" officeooo:paragraph-rsid="01f2880a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T1" style:family="text">
      <style:text-properties officeooo:rsid="01a13b23"/>
    </style:style>
    <style:style style:name="T2" style:family="text">
      <style:text-properties officeooo:rsid="01c40107"/>
    </style:style>
    <style:style style:name="T3" style:family="text">
      <style:text-properties officeooo:rsid="01c57d5d"/>
    </style:style>
    <style:style style:name="T4" style:family="text">
      <style:text-properties officeooo:rsid="01d6e71f"/>
    </style:style>
    <style:style style:name="T5" style:family="text">
      <style:text-properties officeooo:rsid="01d9be57"/>
    </style:style>
    <style:style style:name="T6" style:family="text">
      <style:text-properties officeooo:rsid="01e22dc8"/>
    </style:style>
    <style:style style:name="T7" style:family="text">
      <style:text-properties officeooo:rsid="01e82255"/>
    </style:style>
    <style:style style:name="T8" style:family="text">
      <style:text-properties officeooo:rsid="01ea1a1b"/>
    </style:style>
    <style:style style:name="T9" style:family="text">
      <style:text-properties officeooo:rsid="01ec5c01"/>
    </style:style>
    <style:style style:name="T10" style:family="text">
      <style:text-properties officeooo:rsid="01ee2715"/>
    </style:style>
    <style:style style:name="T11" style:family="text">
      <style:text-properties officeooo:rsid="01f288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5</text:span></text:p>
      <text:p text:style-name="P6">TOPCIK</text:p>
      <text:p text:style-name="P2"/>
      <text:p text:style-name="P12">Problem</text:p>
      <text:p text:style-name="P7"><text:tab/><text:span text:style-name="T2">Random tamsayılardan oluşan bir dizi düşünün. Bu dizideki elemanların arasına + veya – koyabilirsiniz. Her işlem bir sonuç çıkarır. Örneğin 10, -15, 23 değerleri için 4 farklı işlem vardır:</text:span></text:p>
      <text:p text:style-name="P7"><text:tab/><text:span text:style-name="T3">10 + -15 + 23 = 18</text:span></text:p>
      <text:p text:style-name="P7"><text:tab/><text:span text:style-name="T3">10 + -15 – 23 = -28</text:span></text:p>
      <text:p text:style-name="P7"><text:tab/><text:span text:style-name="T3">10 - -15 + 23 = 48 </text:span></text:p>
      <text:p text:style-name="P8"><text:tab/><text:span text:style-name="T3">10 - -15 – 23 = 2</text:span></text:p>
      <text:p text:style-name="P8"/>
      <text:p text:style-name="P17"><text:tab/>Bir tamsayı dizisinin K ile bölünebilir olmasını şöyle tanımlayalım: Bir dizinin elemanlarının arasına + veya – koyduğumuzda, herhangi bir + ve – dizisinde, sonuç K’ya tam bölünüyorsa, dizi K’ya bölünür. Örneğin yukarıdaki dizi 9 ile bölünebilirken 5 ile bölünebilir değildir.</text:p>
      <text:p text:style-name="P17"><text:tab/>Sizden istenilen bir dizi ve K sayısı verildiğinde; dizinin K ile bölünebilir olup olmadığını bulmanız. </text:p>
      <text:p text:style-name="P5"/>
      <text:p text:style-name="P15">Input</text:p>
      <text:p text:style-name="P2"><text:tab/><text:span text:style-name="T4">Input birden fazla testten oluşacaktır. Inputun ilk satırı test sayısını belirtir. (T)</text:span></text:p>
      <text:p text:style-name="P2"><text:tab/><text:span text:style-name="T5">Her test iki satırdan oluşur. Her testin ilk satırı iki sayıdan oluşur.(N K) N dizideki tamsayı sayısını, K ise böleni verir.</text:span></text:p>
      <text:p text:style-name="P2"><text:tab/><text:span text:style-name="T6">Testin ikinci satırında boşlukla ayrılmış N adet tamsayı verilir. Bu tamsayılar dizideki elemanları gösterir.</text:span></text:p>
      <text:p text:style-name="P2"/>
      <text:p text:style-name="P2"><text:tab/><text:span text:style-name="T10">1 &lt;= T &lt;= 20</text:span></text:p>
      <text:p text:style-name="P2"><text:tab/><text:span text:style-name="T7">1 &lt;= N &lt;= 10000<text:tab/><text:tab/>2 &lt;= K &lt;= 100</text:span></text:p>
      <text:p text:style-name="P2"><text:tab/>-<text:span text:style-name="T8">10000 &lt;= DIZI_ELEMANI &lt;= 10000</text:span></text:p>
      <text:p text:style-name="P2"/>
      <text:p text:style-name="P16">Output</text:p>
      <text:p text:style-name="P9"><text:tab/><text:span text:style-name="T9">Her test için dizi K ile bölünebiliyorsa, bir satırda <text:s/>“Bolunebilir”; bölünemezse “Bolunemez” bastiriniz.</text:span></text:p>
      <text:p text:style-name="P9"><text:tab/></text:p>
      <text:p text:style-name="P13"><text:soft-page-break/>Örnek Input</text:p>
      <text:p text:style-name="P10">2</text:p>
      <text:p text:style-name="P10">4 8</text:p>
      <text:p text:style-name="P10">3 4 7 9</text:p>
      <text:p text:style-name="P10">3 7</text:p>
      <text:p text:style-name="P10">-3 5 -9</text:p>
      <text:p text:style-name="P4"/>
      <text:p text:style-name="P13">Örnek Output</text:p>
      <text:p text:style-name="P11">Bolunemez</text:p>
      <text:p text:style-name="P11">Bolunebilir</text:p>
      <text:p text:style-name="P3"/>
      <text:p text:style-name="P14">Time Limit</text:p>
      <text:p text:style-name="P18">C/C++: 1 saniye, <text:span text:style-name="T11">Java: 2 saniye,</text:span> Python: <text:span text:style-name="T11">4</text:span>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1:29:34.934867483</dc:date>
    <meta:editing-duration>PT3H9M32S</meta:editing-duration>
    <meta:editing-cycles>311</meta:editing-cycles>
    <meta:generator>LibreOffice/5.1.4.2$Linux_X86_64 LibreOffice_project/10m0$Build-2</meta:generator>
    <meta:document-statistic meta:table-count="0" meta:image-count="0" meta:object-count="0" meta:page-count="2" meta:paragraph-count="31" meta:word-count="225" meta:character-count="1333" meta:non-whitespace-character-count="1114"/>
  </office:meta>
</office:document-meta>
</file>